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ragg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&amp;b / °</text:p>
          </table:table-cell>
          <table:table-cell office:value-type="string" calcext:value-type="string">
            <text:p>R_0 / 1/s</text:p>
          </table:table-cell>
          <table:table-cell office:value-type="string" calcext:value-type="string">
            <text:p>R_1 / 1/s</text:p>
          </table:table-cell>
          <table:table-cell office:value-type="string" calcext:value-type="string">
            <text:p>R_2 / 1/s</text:p>
          </table:table-cell>
          <table:table-cell office:value-type="string" calcext:value-type="string">
            <text:p>R_3 / 1/s</text:p>
          </table:table-cell>
          <table:table-cell office:value-type="string" calcext:value-type="string">
            <text:p>R_4 / 1/s</text:p>
          </table:table-cell>
          <table:table-cell office:value-type="string" calcext:value-type="string">
            <text:p>R_5 / 1/s</text:p>
          </table:table-cell>
          <table:table-cell office:value-type="string" calcext:value-type="string">
            <text:p>R_6 / 1/s</text:p>
          </table:table-cell>
          <table:table-cell office:value-type="string" calcext:value-type="string">
            <text:p>R_7 / 1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5.9" calcext:value-type="float">
            <text:p>5.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5"/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number-columns-repeated="4"/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3.9" calcext:value-type="float">
            <text:p>3.9</text:p>
          </table:table-cell>
          <table:table-cell office:value-type="float" office:value="8.1" calcext:value-type="float">
            <text:p>8.1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10.4" calcext:value-type="float">
            <text:p>10.4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4"/>
          <table:table-cell office:value-type="float" office:value="4.7" calcext:value-type="float">
            <text:p>4.7</text:p>
          </table:table-cell>
          <table:table-cell office:value-type="float" office:value="5.9" calcext:value-type="float">
            <text:p>5.9</text:p>
          </table:table-cell>
          <table:table-cell office:value-type="float" office:value="30.1" calcext:value-type="float">
            <text:p>30.1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8.9" calcext:value-type="float">
            <text:p>8.9</text:p>
          </table:table-cell>
          <table:table-cell office:value-type="float" office:value="61.3" calcext:value-type="float">
            <text:p>61.3</text:p>
          </table:table-cell>
          <table:table-cell office:value-type="float" office:value="137.8" calcext:value-type="float">
            <text:p>137.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number-columns-repeated="4"/>
          <table:table-cell office:value-type="float" office:value="4.8" calcext:value-type="float">
            <text:p>4.8</text:p>
          </table:table-cell>
          <table:table-cell office:value-type="float" office:value="17" calcext:value-type="float">
            <text:p>17</text:p>
          </table:table-cell>
          <table:table-cell office:value-type="float" office:value="143.4" calcext:value-type="float">
            <text:p>143.4</text:p>
          </table:table-cell>
          <table:table-cell office:value-type="float" office:value="276.5" calcext:value-type="float">
            <text:p>276.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number-columns-repeated="3"/>
          <table:table-cell office:value-type="float" office:value="2.45" calcext:value-type="float">
            <text:p>2.45</text:p>
          </table:table-cell>
          <table:table-cell office:value-type="float" office:value="4.7" calcext:value-type="float">
            <text:p>4.7</text:p>
          </table:table-cell>
          <table:table-cell office:value-type="float" office:value="41.7" calcext:value-type="float">
            <text:p>41.7</text:p>
          </table:table-cell>
          <table:table-cell office:value-type="float" office:value="268" calcext:value-type="float">
            <text:p>26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107.6" calcext:value-type="float">
            <text:p>107.6</text:p>
          </table:table-cell>
          <table:table-cell office:value-type="float" office:value="452" calcext:value-type="float">
            <text:p>45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75" calcext:value-type="float">
            <text:p>2.75</text:p>
          </table:table-cell>
          <table:table-cell office:value-type="float" office:value="23.5" calcext:value-type="float">
            <text:p>23.5</text:p>
          </table:table-cell>
          <table:table-cell office:value-type="float" office:value="210.5" calcext:value-type="float">
            <text:p>210.5</text:p>
          </table:table-cell>
          <table:table-cell office:value-type="float" office:value="557.2" calcext:value-type="float">
            <text:p>557.2</text:p>
          </table:table-cell>
          <table:table-cell office:value-type="float" office:value="660.8" calcext:value-type="float">
            <text:p>660.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4.2" calcext:value-type="float">
            <text:p>4.2</text:p>
          </table:table-cell>
          <table:table-cell office:value-type="float" office:value="64.9" calcext:value-type="float">
            <text:p>64.9</text:p>
          </table:table-cell>
          <table:table-cell office:value-type="float" office:value="362.6" calcext:value-type="float">
            <text:p>362.6</text:p>
          </table:table-cell>
          <table:table-cell office:value-type="float" office:value="690.9" calcext:value-type="float">
            <text:p>690.9</text:p>
          </table:table-cell>
          <table:table-cell office:value-type="float" office:value="791.9" calcext:value-type="float">
            <text:p>791.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3"/>
          <table:table-cell office:value-type="float" office:value="9.45" calcext:value-type="float">
            <text:p>9.45</text:p>
          </table:table-cell>
          <table:table-cell office:value-type="float" office:value="131.5" calcext:value-type="float">
            <text:p>131.5</text:p>
          </table:table-cell>
          <table:table-cell office:value-type="float" office:value="485.3" calcext:value-type="float">
            <text:p>485.3</text:p>
          </table:table-cell>
          <table:table-cell office:value-type="float" office:value="753.6" calcext:value-type="float">
            <text:p>753.6</text:p>
          </table:table-cell>
          <table:table-cell office:value-type="float" office:value="865.1" calcext:value-type="float">
            <text:p>865.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number-columns-repeated="3"/>
          <table:table-cell office:value-type="float" office:value="23.85" calcext:value-type="float">
            <text:p>23.85</text:p>
          </table:table-cell>
          <table:table-cell office:value-type="float" office:value="286.4" calcext:value-type="float">
            <text:p>286.4</text:p>
          </table:table-cell>
          <table:table-cell office:value-type="float" office:value="601" calcext:value-type="float">
            <text:p>601</text:p>
          </table:table-cell>
          <table:table-cell office:value-type="float" office:value="890.9" calcext:value-type="float">
            <text:p>890.9</text:p>
          </table:table-cell>
          <table:table-cell office:value-type="float" office:value="983.3" calcext:value-type="float">
            <text:p>983.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number-columns-repeated="3"/>
          <table:table-cell office:value-type="float" office:value="60.55" calcext:value-type="float">
            <text:p>60.55</text:p>
          </table:table-cell>
          <table:table-cell office:value-type="float" office:value="399.7" calcext:value-type="float">
            <text:p>399.7</text:p>
          </table:table-cell>
          <table:table-cell office:value-type="float" office:value="682.3" calcext:value-type="float">
            <text:p>682.3</text:p>
          </table:table-cell>
          <table:table-cell office:value-type="float" office:value="939.6" calcext:value-type="float">
            <text:p>939.6</text:p>
          </table:table-cell>
          <table:table-cell office:value-type="float" office:value="1028.8" calcext:value-type="float">
            <text:p>1028.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 office:value-type="float" office:value="147.6" calcext:value-type="float">
            <text:p>147.6</text:p>
          </table:table-cell>
          <table:table-cell office:value-type="float" office:value="497.3" calcext:value-type="float">
            <text:p>497.3</text:p>
          </table:table-cell>
          <table:table-cell office:value-type="float" office:value="778.9" calcext:value-type="float">
            <text:p>778.9</text:p>
          </table:table-cell>
          <table:table-cell office:value-type="float" office:value="1012" calcext:value-type="float">
            <text:p>1012</text:p>
          </table:table-cell>
          <table:table-cell office:value-type="float" office:value="1099.5" calcext:value-type="float">
            <text:p>1099.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4.6" calcext:value-type="float">
            <text:p>14.6</text:p>
          </table:table-cell>
          <table:table-cell office:value-type="float" office:value="257.45" calcext:value-type="float">
            <text:p>257.45</text:p>
          </table:table-cell>
          <table:table-cell office:value-type="float" office:value="580.1" calcext:value-type="float">
            <text:p>580.1</text:p>
          </table:table-cell>
          <table:table-cell office:value-type="float" office:value="819.3" calcext:value-type="float">
            <text:p>819.3</text:p>
          </table:table-cell>
          <table:table-cell office:value-type="float" office:value="1038.4" calcext:value-type="float">
            <text:p>1038.4</text:p>
          </table:table-cell>
          <table:table-cell office:value-type="float" office:value="1130.4" calcext:value-type="float">
            <text:p>1130.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number-columns-repeated="2"/>
          <table:table-cell office:value-type="float" office:value="43.75" calcext:value-type="float">
            <text:p>43.75</text:p>
          </table:table-cell>
          <table:table-cell office:value-type="float" office:value="387.95" calcext:value-type="float">
            <text:p>387.95</text:p>
          </table:table-cell>
          <table:table-cell office:value-type="float" office:value="675.6" calcext:value-type="float">
            <text:p>675.6</text:p>
          </table:table-cell>
          <table:table-cell office:value-type="float" office:value="901.2" calcext:value-type="float">
            <text:p>901.2</text:p>
          </table:table-cell>
          <table:table-cell office:value-type="float" office:value="1102.9" calcext:value-type="float">
            <text:p>1102.9</text:p>
          </table:table-cell>
          <table:table-cell office:value-type="float" office:value="1189.7" calcext:value-type="float">
            <text:p>1189.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100.7" calcext:value-type="float">
            <text:p>100.7</text:p>
          </table:table-cell>
          <table:table-cell office:value-type="float" office:value="456.5" calcext:value-type="float">
            <text:p>456.5</text:p>
          </table:table-cell>
          <table:table-cell office:value-type="float" office:value="717.8" calcext:value-type="float">
            <text:p>717.8</text:p>
          </table:table-cell>
          <table:table-cell office:value-type="float" office:value="934.2" calcext:value-type="float">
            <text:p>934.2</text:p>
          </table:table-cell>
          <table:table-cell office:value-type="float" office:value="1132.1" calcext:value-type="float">
            <text:p>1132.1</text:p>
          </table:table-cell>
          <table:table-cell office:value-type="float" office:value="1199.6" calcext:value-type="float">
            <text:p>1199.6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number-columns-repeated="2"/>
          <table:table-cell office:value-type="float" office:value="197.45" calcext:value-type="float">
            <text:p>197.45</text:p>
          </table:table-cell>
          <table:table-cell office:value-type="float" office:value="540.3" calcext:value-type="float">
            <text:p>540.3</text:p>
          </table:table-cell>
          <table:table-cell office:value-type="float" office:value="770.6" calcext:value-type="float">
            <text:p>770.6</text:p>
          </table:table-cell>
          <table:table-cell office:value-type="float" office:value="978.7" calcext:value-type="float">
            <text:p>978.7</text:p>
          </table:table-cell>
          <table:table-cell office:value-type="float" office:value="1150.4" calcext:value-type="float">
            <text:p>1150.4</text:p>
          </table:table-cell>
          <table:table-cell office:value-type="float" office:value="1252.7" calcext:value-type="float">
            <text:p>1252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.17" calcext:value-type="float">
            <text:p>15.17</text:p>
          </table:table-cell>
          <table:table-cell office:value-type="float" office:value="295.3" calcext:value-type="float">
            <text:p>295.3</text:p>
          </table:table-cell>
          <table:table-cell office:value-type="float" office:value="571.55" calcext:value-type="float">
            <text:p>571.55</text:p>
          </table:table-cell>
          <table:table-cell office:value-type="float" office:value="797.6" calcext:value-type="float">
            <text:p>797.6</text:p>
          </table:table-cell>
          <table:table-cell office:value-type="float" office:value="989.5" calcext:value-type="float">
            <text:p>989.5</text:p>
          </table:table-cell>
          <table:table-cell office:value-type="float" office:value="1172.2" calcext:value-type="float">
            <text:p>1172.2</text:p>
          </table:table-cell>
          <table:table-cell office:value-type="float" office:value="1218.9" calcext:value-type="float">
            <text:p>1218.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float" office:value="48.63" calcext:value-type="float">
            <text:p>48.63</text:p>
          </table:table-cell>
          <table:table-cell office:value-type="float" office:value="377.8" calcext:value-type="float">
            <text:p>377.8</text:p>
          </table:table-cell>
          <table:table-cell office:value-type="float" office:value="627.1" calcext:value-type="float">
            <text:p>627.1</text:p>
          </table:table-cell>
          <table:table-cell office:value-type="float" office:value="833.6" calcext:value-type="float">
            <text:p>833.6</text:p>
          </table:table-cell>
          <table:table-cell office:value-type="float" office:value="1008.9" calcext:value-type="float">
            <text:p>1008.9</text:p>
          </table:table-cell>
          <table:table-cell office:value-type="float" office:value="1175.7" calcext:value-type="float">
            <text:p>1175.7</text:p>
          </table:table-cell>
          <table:table-cell office:value-type="float" office:value="1242.4" calcext:value-type="float">
            <text:p>1242.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.23" calcext:value-type="float">
            <text:p>1.23</text:p>
          </table:table-cell>
          <table:table-cell office:value-type="float" office:value="103.17" calcext:value-type="float">
            <text:p>103.17</text:p>
          </table:table-cell>
          <table:table-cell office:value-type="float" office:value="424.9" calcext:value-type="float">
            <text:p>424.9</text:p>
          </table:table-cell>
          <table:table-cell office:value-type="float" office:value="653.65" calcext:value-type="float">
            <text:p>653.65</text:p>
          </table:table-cell>
          <table:table-cell office:value-type="float" office:value="844.3" calcext:value-type="float">
            <text:p>844.3</text:p>
          </table:table-cell>
          <table:table-cell office:value-type="float" office:value="1014.4" calcext:value-type="float">
            <text:p>1014.4</text:p>
          </table:table-cell>
          <table:table-cell office:value-type="float" office:value="1178.6" calcext:value-type="float">
            <text:p>1178.6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.77" calcext:value-type="float">
            <text:p>2.77</text:p>
          </table:table-cell>
          <table:table-cell office:value-type="float" office:value="186.2" calcext:value-type="float">
            <text:p>186.2</text:p>
          </table:table-cell>
          <table:table-cell office:value-type="float" office:value="463.85" calcext:value-type="float">
            <text:p>463.85</text:p>
          </table:table-cell>
          <table:table-cell office:value-type="float" office:value="674.95" calcext:value-type="float">
            <text:p>674.95</text:p>
          </table:table-cell>
          <table:table-cell office:value-type="float" office:value="842" calcext:value-type="float">
            <text:p>842</text:p>
          </table:table-cell>
          <table:table-cell office:value-type="float" office:value="1013.9" calcext:value-type="float">
            <text:p>1013.9</text:p>
          </table:table-cell>
          <table:table-cell office:value-type="float" office:value="1174.5" calcext:value-type="float">
            <text:p>1174.5</text:p>
          </table:table-cell>
          <table:table-cell office:value-type="float" office:value="1241.7" calcext:value-type="float">
            <text:p>1241.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.77" calcext:value-type="float">
            <text:p>5.77</text:p>
          </table:table-cell>
          <table:table-cell office:value-type="float" office:value="250.6" calcext:value-type="float">
            <text:p>250.6</text:p>
          </table:table-cell>
          <table:table-cell office:value-type="float" office:value="497.45" calcext:value-type="float">
            <text:p>497.45</text:p>
          </table:table-cell>
          <table:table-cell office:value-type="float" office:value="695.05" calcext:value-type="float">
            <text:p>695.05</text:p>
          </table:table-cell>
          <table:table-cell office:value-type="float" office:value="861.9" calcext:value-type="float">
            <text:p>861.9</text:p>
          </table:table-cell>
          <table:table-cell office:value-type="float" office:value="1019.5" calcext:value-type="float">
            <text:p>1019.5</text:p>
          </table:table-cell>
          <table:table-cell office:value-type="float" office:value="1141.7" calcext:value-type="float">
            <text:p>1141.7</text:p>
          </table:table-cell>
          <table:table-cell office:value-type="float" office:value="1215.4" calcext:value-type="float">
            <text:p>1215.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0.93" calcext:value-type="float">
            <text:p>20.93</text:p>
          </table:table-cell>
          <table:table-cell office:value-type="float" office:value="302.83" calcext:value-type="float">
            <text:p>302.83</text:p>
          </table:table-cell>
          <table:table-cell office:value-type="float" office:value="526.9" calcext:value-type="float">
            <text:p>526.9</text:p>
          </table:table-cell>
          <table:table-cell office:value-type="float" office:value="724.85" calcext:value-type="float">
            <text:p>724.85</text:p>
          </table:table-cell>
          <table:table-cell office:value-type="float" office:value="862.5" calcext:value-type="float">
            <text:p>862.5</text:p>
          </table:table-cell>
          <table:table-cell office:value-type="float" office:value="990.1" calcext:value-type="float">
            <text:p>990.1</text:p>
          </table:table-cell>
          <table:table-cell office:value-type="float" office:value="1132.2" calcext:value-type="float">
            <text:p>1132.2</text:p>
          </table:table-cell>
          <table:table-cell office:value-type="float" office:value="1191.2" calcext:value-type="float">
            <text:p>1191.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53.17" calcext:value-type="float">
            <text:p>53.17</text:p>
          </table:table-cell>
          <table:table-cell office:value-type="float" office:value="337.07" calcext:value-type="float">
            <text:p>337.07</text:p>
          </table:table-cell>
          <table:table-cell office:value-type="float" office:value="538.45" calcext:value-type="float">
            <text:p>538.45</text:p>
          </table:table-cell>
          <table:table-cell office:value-type="float" office:value="702.05" calcext:value-type="float">
            <text:p>702.05</text:p>
          </table:table-cell>
          <table:table-cell office:value-type="float" office:value="866.4" calcext:value-type="float">
            <text:p>866.4</text:p>
          </table:table-cell>
          <table:table-cell office:value-type="float" office:value="995.7" calcext:value-type="float">
            <text:p>995.7</text:p>
          </table:table-cell>
          <table:table-cell office:value-type="float" office:value="1119.9" calcext:value-type="float">
            <text:p>1119.9</text:p>
          </table:table-cell>
          <table:table-cell office:value-type="float" office:value="1161.6" calcext:value-type="float">
            <text:p>1161.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08.27" calcext:value-type="float">
            <text:p>108.27</text:p>
          </table:table-cell>
          <table:table-cell office:value-type="float" office:value="371.17" calcext:value-type="float">
            <text:p>371.17</text:p>
          </table:table-cell>
          <table:table-cell office:value-type="float" office:value="550.8" calcext:value-type="float">
            <text:p>550.8</text:p>
          </table:table-cell>
          <table:table-cell office:value-type="float" office:value="702.9" calcext:value-type="float">
            <text:p>702.9</text:p>
          </table:table-cell>
          <table:table-cell office:value-type="float" office:value="851" calcext:value-type="float">
            <text:p>851</text:p>
          </table:table-cell>
          <table:table-cell office:value-type="float" office:value="973.8" calcext:value-type="float">
            <text:p>973.8</text:p>
          </table:table-cell>
          <table:table-cell office:value-type="float" office:value="1089" calcext:value-type="float">
            <text:p>1089</text:p>
          </table:table-cell>
          <table:table-cell office:value-type="float" office:value="1125.1" calcext:value-type="float">
            <text:p>1125.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53.93" calcext:value-type="float">
            <text:p>153.93</text:p>
          </table:table-cell>
          <table:table-cell office:value-type="float" office:value="386.3" calcext:value-type="float">
            <text:p>386.3</text:p>
          </table:table-cell>
          <table:table-cell office:value-type="float" office:value="554.9" calcext:value-type="float">
            <text:p>554.9</text:p>
          </table:table-cell>
          <table:table-cell office:value-type="float" office:value="704.55" calcext:value-type="float">
            <text:p>704.55</text:p>
          </table:table-cell>
          <table:table-cell office:value-type="float" office:value="819.2" calcext:value-type="float">
            <text:p>819.2</text:p>
          </table:table-cell>
          <table:table-cell office:value-type="float" office:value="940.7" calcext:value-type="float">
            <text:p>940.7</text:p>
          </table:table-cell>
          <table:table-cell office:value-type="float" office:value="1044.8" calcext:value-type="float">
            <text:p>1044.8</text:p>
          </table:table-cell>
          <table:table-cell office:value-type="float" office:value="1113.1" calcext:value-type="float">
            <text:p>1113.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02.23" calcext:value-type="float">
            <text:p>202.23</text:p>
          </table:table-cell>
          <table:table-cell office:value-type="float" office:value="399.93" calcext:value-type="float">
            <text:p>399.93</text:p>
          </table:table-cell>
          <table:table-cell office:value-type="float" office:value="556.95" calcext:value-type="float">
            <text:p>556.95</text:p>
          </table:table-cell>
          <table:table-cell office:value-type="float" office:value="695.95" calcext:value-type="float">
            <text:p>695.95</text:p>
          </table:table-cell>
          <table:table-cell office:value-type="float" office:value="809.5" calcext:value-type="float">
            <text:p>809.5</text:p>
          </table:table-cell>
          <table:table-cell office:value-type="float" office:value="911.1" calcext:value-type="float">
            <text:p>911.1</text:p>
          </table:table-cell>
          <table:table-cell office:value-type="float" office:value="1031.5" calcext:value-type="float">
            <text:p>1031.5</text:p>
          </table:table-cell>
          <table:table-cell office:value-type="float" office:value="1050.4" calcext:value-type="float">
            <text:p>1050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8.9" calcext:value-type="float">
            <text:p>228.9</text:p>
          </table:table-cell>
          <table:table-cell office:value-type="float" office:value="407.17" calcext:value-type="float">
            <text:p>407.17</text:p>
          </table:table-cell>
          <table:table-cell office:value-type="float" office:value="551.05" calcext:value-type="float">
            <text:p>551.05</text:p>
          </table:table-cell>
          <table:table-cell office:value-type="float" office:value="678.45" calcext:value-type="float">
            <text:p>678.45</text:p>
          </table:table-cell>
          <table:table-cell office:value-type="float" office:value="794.8" calcext:value-type="float">
            <text:p>794.8</text:p>
          </table:table-cell>
          <table:table-cell office:value-type="float" office:value="892.5" calcext:value-type="float">
            <text:p>892.5</text:p>
          </table:table-cell>
          <table:table-cell office:value-type="float" office:value="977.5" calcext:value-type="float">
            <text:p>977.5</text:p>
          </table:table-cell>
          <table:table-cell office:value-type="float" office:value="1014.6" calcext:value-type="float">
            <text:p>1014.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1.57" calcext:value-type="float">
            <text:p>251.57</text:p>
          </table:table-cell>
          <table:table-cell office:value-type="float" office:value="413.13" calcext:value-type="float">
            <text:p>413.13</text:p>
          </table:table-cell>
          <table:table-cell office:value-type="float" office:value="548.6" calcext:value-type="float">
            <text:p>548.6</text:p>
          </table:table-cell>
          <table:table-cell table:number-columns-repeated="5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79" calcext:value-type="float">
            <text:p>279</text:p>
          </table:table-cell>
          <table:table-cell office:value-type="float" office:value="428.07" calcext:value-type="float">
            <text:p>428.07</text:p>
          </table:table-cell>
          <table:table-cell office:value-type="float" office:value="571.7" calcext:value-type="float">
            <text:p>571.7</text:p>
          </table:table-cell>
          <table:table-cell table:number-columns-repeated="5"/>
        </table:table-row>
      </table:table>
      <table:table table:name="Placnk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 / kV</text:p>
          </table:table-cell>
          <table:table-cell office:value-type="string" calcext:value-type="string">
            <text:p>&amp;l_min / p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8" calcext:value-type="float">
            <text:p>53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00-00-00</text:date>, <text:time style:data-style-name="N2" text:time-value="11:17:03.2050920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6T17:44:24.945000000</meta:creation-date>
    <dc:date>2021-08-27T14:00:56.014676341</dc:date>
    <meta:editing-duration>PT3H33M53S</meta:editing-duration>
    <meta:editing-cycles>7</meta:editing-cycles>
    <meta:generator>LibreOffice/7.1.4.2$Linux_X86_64 LibreOffice_project/10$Build-2</meta:generator>
    <dc:creator>Yudong Sun</dc:creator>
    <meta:document-statistic meta:table-count="2" meta:cell-count="247" meta:object-count="0"/>
  </office:meta>
</office:document-meta>
</file>